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cfc" officeooo:paragraph-rsid="000c6c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ing sends data 0-400</text:p>
      <text:p text:style-name="P1">if positive and less than 100, then value maps to a</text:p>
      <text:p text:style-name="P1">if positive and greater than 100, value maps to b</text:p>
      <text:p text:style-name="P1">if negative and greater than -100, then value maps to c</text:p>
      <text:p text:style-name="P1">if negative and less than -100, then value maps to 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6:37:39.976000000</meta:creation-date>
    <dc:date>2015-06-06T18:01:20.082000000</dc:date>
    <meta:editing-duration>PT38M19S</meta:editing-duration>
    <meta:editing-cycles>1</meta:editing-cycles>
    <meta:document-statistic meta:table-count="0" meta:image-count="0" meta:object-count="0" meta:page-count="1" meta:paragraph-count="5" meta:word-count="47" meta:character-count="234" meta:non-whitespace-character-count="192"/>
    <meta:generator>LibreOffice/4.4.3.2$Windows_x86 LibreOffice_project/88805f81e9fe61362df02b9941de8e38a9b5fd16</meta:generator>
  </office:meta>
</office:document-meta>
</file>